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owXnwvDdSfASwu9j5vC2mJL8r8fBeT1tyaw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2:13:22.429557796</meta:creation-date>
    <dc:date>2021-12-01T12:13:46.496032693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6.4.7.2$Linux_X86_64 LibreOffice_project/40$Build-2</meta:generator>
  </office:meta>
</office:document-meta>
</file>